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268cm" table:align="left"/>
    </style:style>
    <style:style style:name="Tableau1.A" style:family="table-column">
      <style:table-column-properties style:column-width="0.513cm"/>
    </style:style>
    <style:style style:name="Tableau1.B" style:family="table-column">
      <style:table-column-properties style:column-width="0.49cm"/>
    </style:style>
    <style:style style:name="Tableau1.C" style:family="table-column">
      <style:table-column-properties style:column-width="0.607cm"/>
    </style:style>
    <style:style style:name="Tableau1.D" style:family="table-column">
      <style:table-column-properties style:column-width="0.536cm"/>
    </style:style>
    <style:style style:name="Tableau1.E" style:family="table-column">
      <style:table-column-properties style:column-width="0.467cm"/>
    </style:style>
    <style:style style:name="Tableau1.F" style:family="table-column">
      <style:table-column-properties style:column-width="0.654cm"/>
    </style:style>
    <style:style style:name="Tableau1.1" style:family="table-row"/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011089" officeooo:paragraph-rsid="00011089"/>
    </style:style>
    <style:style style:name="P2" style:family="paragraph" style:parent-style-name="Standard">
      <style:text-properties fo:language="fr" fo:country="FR" officeooo:rsid="0001b3f5" officeooo:paragraph-rsid="0001b3f5"/>
    </style:style>
    <style:style style:name="P3" style:family="paragraph" style:parent-style-name="Standard">
      <style:text-properties fo:language="fr" fo:country="FR" officeooo:rsid="0001f024" officeooo:paragraph-rsid="0001f024"/>
    </style:style>
    <style:style style:name="P4" style:family="paragraph" style:parent-style-name="Standard">
      <style:text-properties fo:language="fr" fo:country="FR" officeooo:rsid="00038390" officeooo:paragraph-rsid="00038390"/>
    </style:style>
    <style:style style:name="P5" style:family="paragraph" style:parent-style-name="Standard">
      <style:text-properties fo:language="fr" fo:country="FR" officeooo:rsid="0004e8ad" officeooo:paragraph-rsid="00038390"/>
    </style:style>
    <style:style style:name="P6" style:family="paragraph" style:parent-style-name="Standard">
      <style:text-properties fo:language="fr" fo:country="FR" officeooo:rsid="0004e8ad" officeooo:paragraph-rsid="0004e8ad"/>
    </style:style>
    <style:style style:name="P7" style:family="paragraph" style:parent-style-name="Standard">
      <style:text-properties fo:language="fr" fo:country="FR" officeooo:rsid="00054f31" officeooo:paragraph-rsid="00054f31"/>
    </style:style>
    <style:style style:name="P8" style:family="paragraph" style:parent-style-name="Standard">
      <style:text-properties officeooo:paragraph-rsid="00054f31"/>
    </style:style>
    <style:style style:name="P9" style:family="paragraph" style:parent-style-name="Standard">
      <style:text-properties officeooo:rsid="00054f31" officeooo:paragraph-rsid="00054f31"/>
    </style:style>
    <style:style style:name="P10" style:family="paragraph" style:parent-style-name="Table_20_Contents">
      <style:paragraph-properties fo:text-align="center" style:justify-single-word="false"/>
      <style:text-properties officeooo:rsid="00011089" officeooo:paragraph-rsid="00011089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04e8ad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54f31"/>
    </style:style>
    <style:style style:name="T4" style:family="text">
      <style:text-properties fo:language="fr" fo:country="FR" officeooo:rsid="0005e6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considère l’alphabet {A,C,L,M,N,P} et les destinations des poids pour les lettres p(A)=10, p(C)=1, p(L)=2, p(M)=2, p(N)=4, p(P)=5.</text:p>
      <text:p text:style-name="P1"/>
      <text:p text:style-name="P1">1) Déterminer l’arbre de Huffman (arbre binaire) pour cette distribution de poids.</text:p>
      <text:p text:style-name="P1">2) On considère un codage de Huffman associé à l’arbre précédent</text:p>
      <text:p text:style-name="P1"><text:tab/>a) Quelle est la longueur du mot binaire codant le mot : AMANAPLANACANALPANAMA</text:p>
      <text:p text:style-name="P1"><text:tab/>b) Décoder la chaîne correspondante, la longueur de la chaîne</text:p>
      <text:p text:style-name="P1">3) Écrire l’algo de construction de l’arbre Huffman.</text:p>
      <text:p text:style-name="P1"><draw:line text:anchor-type="paragraph" draw:z-index="6" draw:name="Forme7" draw:style-name="gr1" draw:text-style-name="P11" svg:x1="3.027cm" svg:y1="0.483cm" svg:x2="0.762cm" svg:y2="1.69cm"><text:p/></draw:line><draw:frame text:anchor-type="paragraph" draw:z-index="8" draw:name="Forme9" draw:style-name="gr3" draw:text-style-name="P12" svg:width="0.382cm" svg:height="0.657cm" svg:x="2.413cm" svg:y="0.254cm"><draw:text-box><text:p>0</text:p></draw:text-box></draw:frame><draw:frame text:anchor-type="paragraph" draw:z-index="10" draw:name="Forme9" draw:style-name="gr3" draw:text-style-name="P12" svg:width="0.382cm" svg:height="0.657cm" svg:x="1.82cm" svg:y="0.483cm"><draw:text-box><text:p>0</text:p></draw:text-box></draw:frame></text:p>
      <text:p text:style-name="P1"><draw:line text:anchor-type="paragraph" draw:z-index="4" draw:name="Forme5" draw:style-name="gr1" draw:text-style-name="P11" svg:x1="2.413cm" svg:y1="1.753cm" svg:x2="2.201cm" svg:y2="0.423cm"><text:p/></draw:line><draw:line text:anchor-type="paragraph" draw:z-index="5" draw:name="Forme6" draw:style-name="gr1" draw:text-style-name="P11" svg:x1="3.133cm" svg:y1="1.774cm" svg:x2="2.858cm" svg:y2="0.118cm"><text:p/></draw:line><draw:frame text:anchor-type="paragraph" draw:z-index="7" draw:name="Forme8" draw:style-name="gr2" draw:text-style-name="P12" svg:width="3.599cm" svg:height="3.62cm" svg:x="6.562cm" svg:y="0.026cm"><draw:text-box><text:p>Table de code</text:p><text:p>A<text:tab/>0</text:p><text:p>P<text:tab/>01</text:p><text:p>N<text:tab/>001</text:p><text:p>M<text:tab/>0001</text:p><text:p>L<text:tab/>00001</text:p><text:p>C <text:tab/>000001</text:p></draw:text-box></draw:frame><draw:frame text:anchor-type="paragraph" draw:z-index="11" draw:name="Forme9" draw:style-name="gr3" draw:text-style-name="P12" svg:width="0.382cm" svg:height="0.657cm" svg:x="1.376cm" svg:y="0.321cm"><draw:text-box><text:p>0</text:p></draw:text-box></draw:frame>Données : </text:p>
      <text:p text:style-name="P1"><draw:line text:anchor-type="paragraph" draw:z-index="3" draw:name="Forme4" draw:style-name="gr1" draw:text-style-name="P11" svg:x1="1.926cm" svg:y1="1.182cm" svg:x2="1.757cm" svg:y2="0.173cm"><text:p/></draw:line><draw:frame text:anchor-type="paragraph" draw:z-index="12" draw:name="Forme9" draw:style-name="gr3" draw:text-style-name="P12" svg:width="0.382cm" svg:height="0.657cm" svg:x="0.847cm" svg:y="0.06cm"><draw:text-box><text:p>0</text:p></draw:text-box></draw:frame><draw:frame text:anchor-type="paragraph" draw:z-index="9" draw:name="Forme9" draw:style-name="gr3" draw:text-style-name="P12" svg:width="0.382cm" svg:height="0.657cm" svg:x="3.027cm" svg:y="0.06cm"><draw:text-box><text:p>1</text:p></draw:text-box></draw:frame><draw:frame text:anchor-type="paragraph" draw:z-index="14" draw:name="Forme9" draw:style-name="gr3" draw:text-style-name="P12" svg:width="0.382cm" svg:height="0.657cm" svg:x="2.307cm" svg:y="0.314cm"><draw:text-box><text:p>1</text:p></draw:text-box></draw:frame></text:p>
      <text:p text:style-name="P1"><draw:line text:anchor-type="paragraph" draw:z-index="0" draw:name="Forme1" draw:style-name="gr1" draw:text-style-name="P11" svg:x1="0.402cm" svg:y1="0.674cm" svg:x2="0.762cm" svg:y2="0.229cm"><text:p/></draw:line><draw:line text:anchor-type="paragraph" draw:z-index="1" draw:name="Forme2" draw:style-name="gr1" draw:text-style-name="P11" svg:x1="0.847cm" svg:y1="0.801cm" svg:x2="0.762cm" svg:y2="0.229cm"><text:p/></draw:line><draw:line text:anchor-type="paragraph" draw:z-index="2" draw:name="Forme3" draw:style-name="gr1" draw:text-style-name="P11" svg:x1="1.376cm" svg:y1="0.748cm" svg:x2="1.228cm" svg:y2="0.004cm"><text:p/></draw:line><draw:frame text:anchor-type="paragraph" draw:z-index="13" draw:name="Forme9" draw:style-name="gr3" draw:text-style-name="P12" svg:width="0.382cm" svg:height="0.657cm" svg:x="0.254cm" svg:y="0.018cm"><draw:text-box><text:p>0</text:p></draw:text-box></draw:frame><draw:frame text:anchor-type="paragraph" draw:z-index="15" draw:name="Forme9" draw:style-name="gr3" draw:text-style-name="P12" svg:width="0.382cm" svg:height="0.657cm" svg:x="1.82cm" svg:y="0.004cm"><draw:text-box><text:p>1</text:p></draw:text-box></draw:frame><draw:frame text:anchor-type="paragraph" draw:z-index="16" draw:name="Forme9" draw:style-name="gr3" draw:text-style-name="P12" svg:width="0.382cm" svg:height="0.657cm" svg:x="1.376cm" svg:y="0.229cm"><draw:text-box><text:p>1</text:p></draw:text-box></draw:frame><draw:frame text:anchor-type="paragraph" draw:z-index="17" draw:name="Forme9" draw:style-name="gr3" draw:text-style-name="P12" svg:width="0.382cm" svg:height="0.657cm" svg:x="0.847cm" svg:y="0.356cm"><draw:text-box><text:p>1</text:p></draw:text-box></draw:frame></text:p>
      <text:p text:style-name="P1"><text:tab/><text:tab/><text:tab/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0">C</text:p>
          </table:table-cell>
          <table:table-cell table:style-name="Tableau1.A1" office:value-type="string">
            <text:p text:style-name="P10">L</text:p>
          </table:table-cell>
          <table:table-cell table:style-name="Tableau1.A1" office:value-type="string">
            <text:p text:style-name="P10">M</text:p>
          </table:table-cell>
          <table:table-cell table:style-name="Tableau1.A1" office:value-type="string">
            <text:p text:style-name="P10">N</text:p>
          </table:table-cell>
          <table:table-cell table:style-name="Tableau1.A1" office:value-type="string">
            <text:p text:style-name="P10">P</text:p>
          </table:table-cell>
          <table:table-cell table:style-name="Tableau1.F1" office:value-type="string">
            <text:p text:style-name="P10">A</text:p>
          </table:table-cell>
        </table:table-row>
        <table:table-row table:style-name="Tableau1.1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2</text:p>
          </table:table-cell>
          <table:table-cell table:style-name="Tableau1.A2" office:value-type="string">
            <text:p text:style-name="P10">4</text:p>
          </table:table-cell>
          <table:table-cell table:style-name="Tableau1.A2" office:value-type="string">
            <text:p text:style-name="P10">5</text:p>
          </table:table-cell>
          <table:table-cell table:style-name="Tableau1.F2" office:value-type="string">
            <text:p text:style-name="P10">10</text:p>
          </table:table-cell>
        </table:table-row>
      </table:table>
      <text:p text:style-name="P1"/>
      <text:p text:style-name="P2"/>
      <text:p text:style-name="P3">La chaîne (AMANA…..) : </text:p>
      <text:p text:style-name="P3">1,0001,1,001,1,01,00001,1,001,1,000001,1,001,1,00001,01,1,001,1,0001,1</text:p>
      <text:p text:style-name="P3">A <text:s text:c="3"/>M <text:s/>A <text:s/>N <text:s/>A <text:s/>P <text:s text:c="4"/>L <text:s text:c="5"/>A <text:s/>N <text:s text:c="2"/>A <text:s text:c="2"/>C <text:s text:c="6"/>A <text:s/>N <text:s text:c="3"/>A <text:s text:c="2"/>L <text:s text:c="4"/>P <text:s text:c="2"/>A <text:s/>N <text:s/>A <text:s/>M <text:s text:c="4"/>A</text:p>
      <text:p text:style-name="P3"/>
      <text:p text:style-name="P4">//Algo Huffman</text:p>
      <text:p text:style-name="P4"/>
      <text:p text:style-name="P4">Déclaration</text:p>
      <text:p text:style-name="P4"><text:s text:c="2"/>table : table_symbole</text:p>
      <text:p text:style-name="P4"><text:s text:c="2"/>i,n : entier</text:p>
      <text:p text:style-name="P4"><text:s text:c="2"/>a : <text:span text:style-name="T1">arbre</text:span></text:p>
      <text:p text:style-name="P4"><text:s text:c="2"/><text:span text:style-name="T1">forêt : table d’arbre</text:span></text:p>
      <text:p text:style-name="P5"><text:s/></text:p>
      <text:p text:style-name="P6">Code</text:p>
      <text:p text:style-name="P6"><text:s text:c="2"/>Pour i allant de 1 à n Faire</text:p>
      <text:p text:style-name="P6"><text:tab/>allouer(forêt[i].arbre)</text:p>
      <text:p text:style-name="P6"><text:tab/>a←forêt[i].arbre</text:p>
      <text:p text:style-name="P6"><text:tab/>a→père← NULL</text:p>
      <text:p text:style-name="P6"><text:tab/>a→filsG ← NULL</text:p>
      <text:p text:style-name="P6"><text:tab/>a→filsD ← NULL</text:p>
      <text:p text:style-name="P6"><text:tab/>a→data←tableSymbole[i].symbole</text:p>
      <text:p text:style-name="P6"><text:tab/>forêt[i].poids←tableSymbole[i].poids</text:p>
      <text:p text:style-name="P6">FinPour</text:p>
      <text:p text:style-name="P6">//////////////</text:p>
      <text:p text:style-name="P7">TantQue n&gt;1 Faire</text:p>
      <text:p text:style-name="P7"><text:tab/>RechercheIndice(forêt,i,j) ;</text:p>
      <text:p text:style-name="P7"><text:tab/>a←arbrePere(forêt[i].arbre, forêt[j], arbre)</text:p>
      <text:p text:style-name="P7"><text:tab/>forêt[i].poids←forêt[i].poids+forêt[j].poids ;</text:p>
      <text:p text:style-name="P7"><text:tab/>forêt[j].arbre←forêt[n].arbre ;</text:p>
      <text:p text:style-name="P7"><text:tab/>forêt[j].poids←forêt[n].poids ;</text:p>
      <text:p text:style-name="P8"><text:span text:style-name="T3"><text:tab/>n-- ;</text:span></text:p>
      <text:p text:style-name="P9"><text:span text:style-name="T3">F</text:span><text:span text:style-name="T2">inTa</text:span><text:span text:style-name="T4">nt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3-20T11:52:26.335000000</dc:date>
    <meta:editing-duration>PT1H3M21S</meta:editing-duration>
    <meta:editing-cycles>5</meta:editing-cycles>
    <meta:document-statistic meta:table-count="1" meta:image-count="0" meta:object-count="0" meta:page-count="1" meta:paragraph-count="49" meta:word-count="168" meta:character-count="1202" meta:non-whitespace-character-count="1002"/>
  </office:meta>
</office:document-meta>
</file>